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Delfinen svømme klub.</text:span><text:span text:style-name="T2"><text:line-break/><text:line-break/></text:span><text:span text:style-name="T3">Use Case 1:<text:s/></text:span><text:span text:style-name="T4"><text:line-break/>Lav nyt medlem.<text:line-break/><text:line-break/></text:span><text:span text:style-name="T5">Scope:</text:span><text:span text:style-name="T6"><text:line-break/></text:span><text:span text:style-name="T7">DMS</text:span><text:span text:style-name="T8"><text:s/>(Database management system).<text:line-break/><text:line-break/></text:span><text:span text:style-name="T9">Level:<text:s/></text:span><text:span text:style-name="T10"><text:line-break/>User goal<text:line-break/><text:line-break/></text:span><text:span text:style-name="T11">Primary Actor:</text:span><text:span text:style-name="T12"><text:line-break/>Klub formand.<text:line-break/><text:line-break/></text:span><text:span text:style-name="T13">Stakeholder and interests:</text:span><text:span text:style-name="T14"><text:line-break/>-Klub formand: Vil have at systemet er brugervenligt, hurtigt og stabilt.<text:line-break/>-Kunde: Vil have hurtig service med minimalt arbejde.<text:line-break/><text:line-break/></text:span><text:span text:style-name="T15">Preconditions:</text:span><text:span text:style-name="T16"><text:line-break/><text:line-break/></text:span><text:span text:style-name="T17">Success Guarantee:</text:span><text:span text:style-name="T18"><text:line-break/>Det nye medlems information bliver registreret i systemet, kontigent prisen bliver udregnet efter det CPR nummer der bliver indtastet. <text:line-break/><text:line-break/></text:span><text:span text:style-name="T19">Main Success Scenario (Basic flow):</text:span><text:span text:style-name="T20"><text:line-break/>1. Kunde ankommer til klub delfinen.<text:line-break/>2. Klub formand informerer kunden om kontigent priser.<text:line-break/>3. Kunde giver personsoplysninger(Fulde navn, CPR, Tlf nummer, Addresse)<text:line-break/>4. Kunde vælger en type svømmer (Konkurrence, Motionist)<text:line-break/>5. Klub formand vælger Lav Nyt Medlem funktionen og indtaster oplysninger.<text:line-break/>6. System gemmer oplysningerne i databasen.<text:line-break/><text:line-break/></text:span><text:span text:style-name="T21">Extensions: Alternate scenarios.<text:line-break/></text:span><text:span text:style-name="T22">5.a Kunde giver forkert format af CPR, systemet giver eksempel på korrekt CPR og spørger brugeren om at indtaste CPR på ny.<text:line-break/>5.b Klub formand laver fejl ved indtasting, formanden lukker systemet, kunden bliver ikke gemt og formanden begynder på ny.<text:line-break/><text:line-break/></text:span><text:span text:style-name="T23">Special requirements:</text:span><text:span text:style-name="T24"><text:line-break/><text:line-break/></text:span><text:span text:style-name="T25">Technology and Data Variations List:<text:s/></text:span><text:span text:style-name="T26"><text:line-break/>Computer til at håndtere data systemet.<text:line-break/><text:line-break/></text:span><text:span text:style-name="T27">Frequency of Occurence:</text:span><text:span text:style-name="T28"><text:s/><text:line-break/>Muligvis kontinuert.<text:line-break/><text:line-break/></text:span><text:span text:style-name="T29">Open issues:</text:span><text:span text:style-name="T30"><text:line-break/>-Kan klub formanden håndtere overførsel af penge?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